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end="Arrow" draw:marker-end-width="0.3cm" draw:fill="none" draw:fill-color="#ffffff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objectwithoutfill">
      <style:graphic-properties draw:stroke="dash" draw:stroke-dash="Fine_20_Dashed_20__28_var_29_" svg:stroke-width="0.1cm" svg:stroke-color="#000000" draw:marker-end="Arrow" draw:marker-end-width="0.3cm" draw:fill="none" draw:fill-color="#ffffff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onnector draw:style-name="gr1" draw:text-style-name="P1" xml:id="id9" draw:id="id9" draw:layer="layout" draw:type="line" svg:x1="20.6cm" svg:y1="4.061cm" svg:x2="20.6cm" svg:y2="9.401cm" draw:start-shape="id1" draw:start-glue-point="6" draw:end-shape="id2" draw:end-glue-point="4" svg:d="m20600 4061v5340" svg:viewBox="0 0 1 5341">
          <text:p/>
        </draw:connector>
        <draw:frame draw:style-name="gr2" draw:layer="layout" svg:width="3.777cm" svg:height="1.16cm" svg:x="16.5cm" svg:y="12.54cm">
          <draw:text-box>
            <text:p>コンパイル</text:p>
          </draw:text-box>
        </draw:frame>
        <draw:frame draw:style-name="gr2" draw:layer="layout" svg:width="3.777cm" svg:height="1.16cm" svg:x="11cm" svg:y="5.04cm">
          <draw:text-box>
            <text:p>コンパイル</text:p>
          </draw:text-box>
        </draw:frame>
        <draw:custom-shape draw:style-name="gr3" draw:text-style-name="P2" xml:id="id5" draw:id="id5" draw:layer="layout" svg:width="4.8cm" svg:height="3cm" svg:x="1.4cm" svg:y="4cm">
          <text:p text:style-name="P2"><text:span text:style-name="T1">GHC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6.8cm" svg:height="3.217cm" svg:x="7.3cm" svg:y="1.1cm">
          <text:p text:style-name="P1"><text:span text:style-name="T1">jhc</text:span><text:span text:style-name="T1">ソースコード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onnector draw:style-name="gr1" draw:text-style-name="P1" xml:id="id6" draw:id="id6" draw:layer="layout" draw:type="line" svg:x1="10.7cm" svg:y1="3.978cm" svg:x2="10.7cm" svg:y2="7.1cm" draw:start-shape="id3" draw:start-glue-point="6" draw:end-shape="id4" draw:end-glue-point="0" svg:d="m10700 3978v3122" svg:viewBox="0 0 1 3123">
          <text:p/>
        </draw:connector>
        <draw:custom-shape draw:style-name="gr3" draw:text-style-name="P2" xml:id="id4" draw:id="id4" draw:layer="layout" svg:width="4.8cm" svg:height="3cm" svg:x="8.3cm" svg:y="7.1cm">
          <text:p text:style-name="P2"><text:span text:style-name="T1">jhc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171cm" svg:height="2.3cm" svg:x="9.6cm" svg:y="9.2cm">
          <text:p text:style-name="P1"><text:span text:style-name="T1">GHC R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6.2cm" svg:y1="5.5cm" svg:x2="10.7cm" svg:y2="5.539cm" draw:start-shape="id5" draw:end-shape="id6" draw:end-glue-point="0" svg:d="m6200 5500 4500 39" svg:viewBox="0 0 4501 40">
          <text:p/>
        </draw:connector>
        <draw:custom-shape draw:style-name="gr3" draw:text-style-name="P2" xml:id="id1" draw:id="id1" draw:layer="layout" svg:width="6.8cm" svg:height="3.218cm" svg:x="17.2cm" svg:y="1.182cm">
          <text:p text:style-name="P1"><text:span text:style-name="T1">Haskell</text:span></text:p>
          <text:p text:style-name="P1"><text:span text:style-name="T1">ソースコード</text:span></text:p>
          <draw:enhanced-geometry svg:viewBox="0 0 21600 21600" draw:glue-points="10800 2020 0 10800 10800 19320 21600 10800" draw:text-areas="0 4360 21600 17240" draw:mirror-horizontal="false" draw:mirror-vertical="false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3" draw:text-style-name="P2" xml:id="id10" draw:id="id10" draw:layer="layout" svg:width="4.8cm" svg:height="3cm" svg:x="18.2cm" svg:y="15cm">
          <text:p text:style-name="P2"><text:span text:style-name="T1">実行</text:span></text:p>
          <text:p text:style-name="P2"><text:span text:style-name="T1">バイナリ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171cm" svg:height="2.3cm" svg:x="20.3cm" svg:y="17.5cm">
          <text:p text:style-name="P1"><text:span text:style-name="T1">jhc R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7" draw:id="id7" draw:layer="layout" svg:width="4.8cm" svg:height="3cm" svg:x="8.3cm" svg:y="12.4cm">
          <text:p text:style-name="P2"><text:span text:style-name="T1">GCC</text:span></text:p>
          <text:p text:style-name="P2"><text:span text:style-name="T1">など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3.1cm" svg:y1="8.6cm" svg:x2="20.546cm" svg:y2="8.561cm" draw:start-shape="id4" draw:start-glue-point="1" svg:d="m13100 8600 7446-39" svg:viewBox="0 0 7447 40">
          <text:p/>
        </draw:connector>
        <draw:connector draw:style-name="gr5" draw:text-style-name="P1" draw:layer="layout" draw:type="line" svg:x1="13.1cm" svg:y1="13.9cm" svg:x2="20.546cm" svg:y2="13.873cm" draw:start-shape="id7" draw:start-glue-point="1" svg:d="m13100 13900 7446-27" svg:viewBox="0 0 7447 28">
          <text:p/>
        </draw:connector>
        <draw:custom-shape draw:style-name="gr4" draw:text-style-name="P2" xml:id="id8" draw:id="id8" draw:layer="layout" svg:width="5.171cm" svg:height="2.9cm" svg:x="23.2cm" svg:y="5.3cm">
          <text:p text:style-name="P1"><text:span text:style-name="T1">hl</text:span><text:span text:style-name="T1">ファイ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23.2cm" svg:y1="6.75cm" svg:x2="20.6cm" svg:y2="6.731cm" draw:start-shape="id8" draw:start-glue-point="3" draw:end-shape="id9" draw:end-glue-point="0" svg:d="m23200 6750-2600-19" svg:viewBox="0 0 2601 20">
          <text:p/>
        </draw:connector>
        <draw:custom-shape draw:style-name="gr3" draw:text-style-name="P2" xml:id="id2" draw:id="id2" draw:layer="layout" svg:width="6.8cm" svg:height="3.218cm" svg:x="17.2cm" svg:y="9.1cm">
          <text:p text:style-name="P1"><text:span text:style-name="T1">C</text:span><text:span text:style-name="T1">言語</text:span></text:p>
          <text:p text:style-name="P1"><text:span text:style-name="T1">ソースコード</text:span></text:p>
          <draw:enhanced-geometry svg:viewBox="0 0 21600 21600" draw:glue-points="10800 2020 0 10800 10800 19320 21600 10800" draw:text-areas="0 4360 21600 17240" draw:mirror-horizontal="false" draw:mirror-vertical="false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onnector draw:style-name="gr1" draw:text-style-name="P1" draw:layer="layout" draw:type="line" svg:x1="20.6cm" svg:y1="11.979cm" svg:x2="20.6cm" svg:y2="15cm" draw:start-shape="id2" draw:start-glue-point="6" draw:end-shape="id10" draw:end-glue-point="0" svg:d="m20600 11979v3021" svg:viewBox="0 0 1 3022">
          <text:p/>
        </draw:connector>
        <draw:frame draw:style-name="gr2" draw:layer="layout" svg:width="3.777cm" svg:height="1.16cm" svg:x="16.423cm" svg:y="6.84cm">
          <draw:text-box>
            <text:p>コンパイル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'VL ゴシック'" style:font-family-generic-asian="system" style:font-pitch-asian="variable" style:font-size-asian="24pt" style:language-asian="ja" style:country-asian="JP" style:font-family-complex="'VL 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VL ゴシック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kabe Kiwamu</meta:initial-creator>
    <meta:creation-date>2012-11-30T11:18:36</meta:creation-date>
    <dc:date>2012-12-22T14:44:56</dc:date>
    <dc:creator>Okabe Kiwamu</dc:creator>
    <meta:editing-duration>PT1H50S</meta:editing-duration>
    <meta:editing-cycles>79</meta:editing-cycles>
    <meta:generator>LibreOffice/3.6$Linux_X86_64 LibreOffice_project/360m1$Build-1</meta:generator>
    <meta:document-statistic meta:object-count="20"/>
  </office:meta>
</office:document-meta>
</file>